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84cm" table:align="left"/>
    </style:style>
    <style:style style:name="Tabelle1.A" style:family="table-column">
      <style:table-column-properties style:column-width="8.795cm"/>
    </style:style>
    <style:style style:name="Tabelle1.B" style:family="table-column">
      <style:table-column-properties style:column-width="8.789cm"/>
    </style:style>
    <style:style style:name="Tabelle1.1" style:family="table-row">
      <style:table-row-properties fo:background-color="#d4d4d4">
        <style:background-image/>
      </style:table-row-properties>
    </style:style>
    <style:style style:name="Tabelle1.A1" style:family="table-cell">
      <style:table-cell-properties fo:background-color="#c8c8c8"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8c8c8"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background-color="#c8c8c8" fo:padding="0.097cm" fo:border-left="0.05pt solid #000000" fo:border-right="0.05pt solid #000000" fo:border-top="none" fo:border-bottom="0.05pt solid #000000">
        <style:background-image/>
      </style:table-cell-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0074b8" officeooo:paragraph-rsid="000074b8"/>
    </style:style>
    <style:style style:name="P2" style:family="paragraph" style:parent-style-name="Standard">
      <style:text-properties fo:language="de" fo:country="DE" officeooo:rsid="0008cf54" officeooo:paragraph-rsid="0008cf54"/>
    </style:style>
    <style:style style:name="P3" style:family="paragraph" style:parent-style-name="Standard">
      <style:text-properties fo:language="de" fo:country="DE" officeooo:rsid="000a8dd6" officeooo:paragraph-rsid="000a8dd6"/>
    </style:style>
    <style:style style:name="P4" style:family="paragraph" style:parent-style-name="Standard">
      <style:text-properties fo:language="de" fo:country="DE" officeooo:rsid="000c0774" officeooo:paragraph-rsid="000c0774"/>
    </style:style>
    <style:style style:name="P5" style:family="paragraph" style:parent-style-name="Standard">
      <style:text-properties fo:language="de" fo:country="DE" officeooo:rsid="000c94ba" officeooo:paragraph-rsid="000c94ba"/>
    </style:style>
    <style:style style:name="P6" style:family="paragraph" style:parent-style-name="Table_20_Contents">
      <style:text-properties fo:language="de" fo:country="DE"/>
    </style:style>
    <style:style style:name="P7" style:family="paragraph" style:parent-style-name="Table_20_Contents">
      <style:text-properties fo:language="de" fo:country="DE" fo:font-weight="bold" officeooo:rsid="000074b8" officeooo:paragraph-rsid="000074b8" style:font-weight-asian="bold" style:font-weight-complex="bold"/>
    </style:style>
    <style:style style:name="P8" style:family="paragraph" style:parent-style-name="Table_20_Contents">
      <style:text-properties fo:language="de" fo:country="DE" fo:font-weight="bold" officeooo:rsid="00044e98" officeooo:paragraph-rsid="00044e98" style:font-weight-asian="bold" style:font-weight-complex="bold"/>
    </style:style>
    <style:style style:name="P9" style:family="paragraph" style:parent-style-name="Table_20_Contents">
      <style:text-properties fo:language="de" fo:country="DE" officeooo:rsid="000074b8" officeooo:paragraph-rsid="000074b8"/>
    </style:style>
    <style:style style:name="P10" style:family="paragraph" style:parent-style-name="Table_20_Contents">
      <style:text-properties fo:language="de" fo:country="DE" officeooo:rsid="00022597" officeooo:paragraph-rsid="00022597" style:language-asian="zxx" style:country-asian="none" style:language-complex="zxx" style:country-complex="none"/>
    </style:style>
    <style:style style:name="P11" style:family="paragraph" style:parent-style-name="Table_20_Contents">
      <style:text-properties fo:language="de" fo:country="DE" officeooo:rsid="00022597" officeooo:paragraph-rsid="00022597"/>
    </style:style>
    <style:style style:name="P12" style:family="paragraph" style:parent-style-name="Table_20_Contents">
      <style:text-properties fo:language="de" fo:country="DE" officeooo:rsid="0003a3c6" officeooo:paragraph-rsid="0003a3c6"/>
    </style:style>
    <style:style style:name="P13" style:family="paragraph" style:parent-style-name="Table_20_Contents">
      <style:text-properties fo:language="de" fo:country="DE" officeooo:rsid="00084306" officeooo:paragraph-rsid="00084306"/>
    </style:style>
    <style:style style:name="P14" style:family="paragraph" style:parent-style-name="Table_20_Contents">
      <style:text-properties fo:language="de" fo:country="DE" officeooo:rsid="00044e98" officeooo:paragraph-rsid="00044e98"/>
    </style:style>
    <style:style style:name="P15" style:family="paragraph" style:parent-style-name="Table_20_Contents">
      <style:text-properties fo:language="de" fo:country="DE" officeooo:rsid="00062e03" officeooo:paragraph-rsid="00062e03"/>
    </style:style>
    <style:style style:name="P16" style:family="paragraph" style:parent-style-name="Table_20_Contents">
      <style:text-properties style:text-line-through-style="none" style:text-line-through-type="none" fo:language="de" fo:country="DE" officeooo:rsid="0003a3c6" officeooo:paragraph-rsid="0003a3c6"/>
    </style:style>
    <style:style style:name="T1" style:family="text">
      <style:text-properties officeooo:rsid="0007c00c"/>
    </style:style>
    <style:style style:name="T2" style:family="text">
      <style:text-properties officeooo:rsid="000c0774"/>
    </style:style>
    <style:style style:name="T3" style:family="text">
      <style:text-properties officeooo:rsid="000f62a5"/>
    </style:style>
    <style:style style:name="T4" style:family="text">
      <style:text-properties officeooo:rsid="000fcf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p>
      <text:p text:style-name="P1"/>
      <table:table table:name="Tabelle1" table:style-name="Tabelle1">
        <table:table-column table:style-name="Tabelle1.A"/>
        <table:table-column table:style-name="Tabelle1.B"/>
        <table:table-row table:style-name="Tabelle1.1">
          <table:table-cell table:style-name="Tabelle1.A1" office:value-type="string">
            <text:p text:style-name="P7">Homolog</text:p>
          </table:table-cell>
          <table:table-cell table:style-name="Tabelle1.B1" office:value-type="string">
            <text:p text:style-name="P7">Analog</text:p>
          </table:table-cell>
        </table:table-row>
        <table:table-row>
          <table:table-cell table:style-name="Tabelle1.A8" office:value-type="string">
            <text:p text:style-name="P9">gemeinsame Vorfahren</text:p>
          </table:table-cell>
          <table:table-cell table:style-name="Tabelle1.B8" office:value-type="string">
            <text:p text:style-name="P9">unterschiedliche Vorfahren</text:p>
          </table:table-cell>
        </table:table-row>
        <table:table-row>
          <table:table-cell table:style-name="Tabelle1.A8" office:value-type="string">
            <text:p text:style-name="P10">änliche Bauweise gleich positionierter Körperteile</text:p>
          </table:table-cell>
          <table:table-cell table:style-name="Tabelle1.B8" office:value-type="string">
            <text:p text:style-name="P11">Körperteile mit ähnlichem Aussehen und Funktion aber unterschiedlicher Bauweise</text:p>
          </table:table-cell>
        </table:table-row>
        <table:table-row>
          <table:table-cell table:style-name="Tabelle1.A8" office:value-type="string">
            <text:p text:style-name="P11">entwickelt sich durch Abänderung von DNA des gemeinsamen Vorfahren</text:p>
          </table:table-cell>
          <table:table-cell table:style-name="Tabelle1.B8" office:value-type="string">
            <text:p text:style-name="P11">entwickelt sich zum Beispiel durch gleiche Selektionsfaktoren wie die des anderen</text:p>
          </table:table-cell>
        </table:table-row>
        <table:table-row>
          <table:table-cell table:style-name="Tabelle1.A8" office:value-type="string">
            <text:p text:style-name="P12">-divergente Entwicklung</text:p>
          </table:table-cell>
          <table:table-cell table:style-name="Tabelle1.B8" office:value-type="string">
            <text:p text:style-name="P6">-<text:span text:style-name="T1">konvergente Entwicklung</text:span></text:p>
          </table:table-cell>
        </table:table-row>
        <table:table-row>
          <table:table-cell table:style-name="Tabelle1.A8" office:value-type="string">
            <text:p text:style-name="P12">Kriterien:</text:p>
            <text:p text:style-name="P16">-gleiche Lage (im Körperbau)</text:p>
            <text:p text:style-name="P12">-stetigkeit (nachvollziehbare Enwicklung und Abwandelung)</text:p>
            <text:p text:style-name="P12">-spezifische Qualität (viele Ähnlichkeiten mit Verwan<text:span text:style-name="T2">d</text:span>ten)</text:p>
          </table:table-cell>
          <table:table-cell table:style-name="Tabelle1.B8" office:value-type="string">
            <text:p text:style-name="P13">Kriterien:</text:p>
            <text:p text:style-name="P13">-keine Gemeinsamer Bauplan</text:p>
            <text:p text:style-name="P13">-Ähnlichkeit in Funktion oder Aussehen</text:p>
          </table:table-cell>
        </table:table-row>
        <table:table-row>
          <table:table-cell table:style-name="Tabelle1.A7" table:number-columns-spanned="2" office:value-type="string">
            <text:p text:style-name="P8">Beispiele</text:p>
          </table:table-cell>
          <table:covered-table-cell/>
        </table:table-row>
        <table:table-row>
          <table:table-cell table:style-name="Tabelle1.A8" office:value-type="string">
            <text:p text:style-name="P14">Unsere Zähne und <text:span text:style-name="T3">Schuppen</text:span> des Haies</text:p>
          </table:table-cell>
          <table:table-cell table:style-name="Tabelle1.B8" office:value-type="string">
            <text:p text:style-name="P14">Maulwurfsschaufeln und die der Maulwurfsgrille</text:p>
          </table:table-cell>
        </table:table-row>
        <table:table-row>
          <table:table-cell table:style-name="Tabelle1.A9" office:value-type="string">
            <text:p text:style-name="P15">Unsere Arme und die Vorderbeine eines Pferdes</text:p>
          </table:table-cell>
          <table:table-cell table:style-name="Tabelle1.B9" office:value-type="string">
            <text:p text:style-name="P15">Das Aussehen des Beutelwolfes und des Hundes</text:p>
          </table:table-cell>
        </table:table-row>
      </table:table>
      <text:p text:style-name="P1"/>
      <text:p text:style-name="P2">3.1 gleiche Lage</text:p>
      <text:p text:style-name="P2"/>
      <text:p text:style-name="P2">Was bei uns die Arme sind, sind beim Pferd die Vorderbeine. Würden wir uns auf allen Vieren bewegen, würde noch deutlicher zu erkennen sein, das sie an der selben Stelle des Körpers sind.</text:p>
      <text:p text:style-name="P2"/>
      <text:p text:style-name="P2">3.2 stetigkeit</text:p>
      <text:p text:style-name="P2"/>
      <text:p text:style-name="P2">Vom Urpferd (Eohippus) mit 5-Strahligen Füßen, wie unsere, bis zum heutigen Pferd haben sich die Füße stetig zum Einstrahligen entwickelt.</text:p>
      <text:p text:style-name="P2"/>
      <text:p text:style-name="P3">3.3 spezifische Qualität</text:p>
      <text:p text:style-name="P3"/>
      <text:p text:style-name="P4">Die Schuppen des Haies sind im Aufbau und in zahlreichen anderen Vergleicheswerten ähnlich.</text:p>
      <text:p text:style-name="P4"/>
      <text:p text:style-name="P5">4.</text:p>
      <text:p text:style-name="P5"/>
      <text:p text:style-name="P5">Durch Untersuchungen im Bereich der Homologie lassen sich Entwicklungen von verwandten Arten gut untersuchen, bei Fälle<text:span text:style-name="T4">n</text:span> der Analogie lassen sich Rückschlüsse auf zu der Zeit vorhandene Selektionsfaktoren schlie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3-31T00:29:35.056000000</dc:date>
    <meta:editing-duration>PT1H1M24S</meta:editing-duration>
    <meta:editing-cycles>15</meta:editing-cycles>
    <meta:document-statistic meta:table-count="1" meta:image-count="0" meta:object-count="0" meta:page-count="1" meta:paragraph-count="31" meta:word-count="199" meta:character-count="1477" meta:non-whitespace-character-count="1309"/>
  </office:meta>
</office:document-meta>
</file>